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stringHelpers.xml" manifest:media-type="text/xml"/>
  <manifest:file-entry manifest:full-path="Basic/Publishing/Dialogs.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unusedStyles.xml" manifest:media-type="text/xml"/>
  <manifest:file-entry manifest:full-path="Basic/Publishing/CleanManualFormat.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1638465198"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4185966307"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1"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1"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1"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6H31M42S</meta:editing-duration>
    <meta:editing-cycles>912</meta:editing-cycles>
    <meta:generator>LibreOffice/6.3.2.2$Linux_X86_64 LibreOffice_project/98b30e735bda24bc04ab42594c85f7fd8be07b9c</meta:generator>
    <dc:date>2019-10-10T15:34:12.797992387</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Dim description As String
	description = "Вы уверены, что хотите удалить все ссылки в текущем документе?"
	If NOT confirm(description) Then
		Exit Sub
	EndIf
	Dim statusIndicator as Object
	statusIndicator = ThisComponent.getCurrentController.statusIndicator
	statusIndicator.Start("Удаление гиперссылок начато",100)

	Dim SrchAttributes(0) as new com.sun.star.beans.PropertyValue
	SrchAttributes(0).Name = "CharStyleName"
	SrchAttributes(0).Value = "Internet Link"
	Dim ReplAttributes(2) as new com.sun.star.beans.PropertyValue
	ReplAttributes(0).Name = "HyperlinkTarget"
	ReplAttributes(0).Value = ""
	ReplAttributes(1).Name = "HyperLinkURL"
	ReplAttributes(1).Value = ""
	ReplAttributes(2).Name = "CharStyleName"
	ReplAttributes(2).Value = ThisComponent.getStyleFamilies().getByIndex(0).ElementNames(0)
	statusIndicator.setValue(50)
	setAttributesBySearchPattern(searchPattern,SrchAttributes,ReplAttributes)
	statusIndicator.end()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SrchAttributes,ReplAttributes)
	setAttributesBySearchPattern(searchPattern,SrchAttributes,ReplAttributes)
End Sub


Sub setAttributesBySearchPattern(searchPattern As String, SrchAttributes, ReplAttributes)
	
	turnOffTracking
	
	Dim oSearch
	Dim oTextCursor As Object 
	Dim oViewCursor As Object
	Dim lineIndent
	Dim foundPatterns() As Object
	document   = ThisComponent.CurrentController.Frame
	dispatcher = createUnoService("com.sun.star.frame.DispatchHelper")
	oSearch = ThisComponent.createSearchDescriptor()
	oSearch.SearchString = searchPattern
	oSearch.SearchRegularExpression=True
    oSearch.SearchAll = True
    oSearch.searchStyles = true
    If Not IsEmpty(SrchAttributes(0).Value) Then
      oSearch.SetSearchAttributes(SrchAttributes())
    End If
	oFound = ThisComponent.findFirst(oSearch)
	Do While Not IsNull(oFound)
	  For i = LBound(ReplAttributes) To Ubound(ReplAttributes)
  	'	Globalscope.BasicLibraries.LoadLibrary( "MRILib" )
	'  	Mri oFound
	  	If oFound.getPropertySetInfo.hasPropertyByName(ReplAttributes(i).Name) Then
		  oFound.SetPropertyValue(ReplAttributes(i).Name,ReplAttributes(i).Value)
		EndIf
	  Next i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